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2BindingFactory.findBindingOperation( org . apache . woden . wsdl20 . Binding binding , InterfaceOperation ope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sdl2BindingFactory.extractLocation( BindingOperation bOpe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sdl2BindingFactory.createWsdl2HttpBinding( Endpoint wsdlEndpoin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8">
            <text:p text:style-name="Table_20_Contents">18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Wsdl2BindingFactory.createBinding( Endpoint wsdlEnd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sdl2BindingFactory.findBindingMessage( BindingOperation wsdlBindingOperation , InterfaceMessageReference iMsgRe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